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4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Nr</text:p>
          </table:table-cell>
          <table:table-cell table:style-name="ce3" office:value-type="string">
            <text:p>PCB Version</text:p>
          </table:table-cell>
          <table:table-cell table:style-name="ce3" office:value-type="string">
            <text:p>FW Version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v_03_kicad</text:p>
          </table:table-cell>
          <table:table-cell office:value-type="string">
            <text:p>Dev_04_voly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v_03_kicad</text:p>
          </table:table-cell>
          <table:table-cell office:value-type="string">
            <text:p>Dev_04_voly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v_03_kicad</text:p>
          </table:table-cell>
          <table:table-cell office:value-type="string">
            <text:p>Dev_04_volym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v_03_kicad</text:p>
          </table:table-cell>
          <table:table-cell office:value-type="string">
            <text:p>Dev_04_volym</text:p>
          </table:table-cell>
          <table:table-cell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25/11/2016</text:date>, <text:time>14:5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7S</meta:editing-duration>
    <meta:editing-cycles>3</meta:editing-cycles>
    <meta:generator>OpenOffice/4.1.2$Win32 OpenOffice.org_project/412m3$Build-9782</meta:generator>
    <dc:date>2016-11-25T14:53:25.82</dc:date>
    <dc:creator>Andreas Sundberg</dc:creator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